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dfd9" officeooo:paragraph-rsid="0000dfd9"/>
    </style:style>
    <style:style style:name="P2" style:family="paragraph" style:parent-style-name="Standard">
      <style:paragraph-properties fo:margin-top="0.0398in" fo:margin-bottom="0.0398in" loext:contextual-spacing="false" fo:line-height="200%"/>
      <style:text-properties officeooo:rsid="0000dfd9" officeooo:paragraph-rsid="0000dfd9"/>
    </style:style>
    <style:style style:name="P3" style:family="paragraph" style:parent-style-name="Standard">
      <style:paragraph-properties fo:margin-top="0.0398in" fo:margin-bottom="0.0398in" loext:contextual-spacing="false" fo:line-height="100%"/>
      <style:text-properties officeooo:rsid="0000dfd9" officeooo:paragraph-rsid="0003c219"/>
    </style:style>
    <style:style style:name="P4" style:family="paragraph" style:parent-style-name="Standard">
      <style:paragraph-properties fo:margin-top="0.0398in" fo:margin-bottom="0.0398in" loext:contextual-spacing="false" fo:line-height="100%"/>
      <style:text-properties officeooo:rsid="0003c219" officeooo:paragraph-rsid="0003c219"/>
    </style:style>
    <style:style style:name="T1" style:family="text">
      <style:text-properties officeooo:rsid="000284cf"/>
    </style:style>
    <style:style style:name="T2" style:family="text">
      <style:text-properties officeooo:rsid="0003c2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son Jones</text:p>
      <text:p text:style-name="P1">CS 440</text:p>
      <text:p text:style-name="P1">Lab 1 Report</text:p>
      <text:p text:style-name="P1"/>
      <text:p text:style-name="P1"/>
      <text:p text:style-name="P2"><text:tab/>The following is a top level python script that focuses on a TCP server/client connection.</text:p>
      <text:p text:style-name="P2">I created a server script that utilizes local host and the port number 12628. I then create a socket and bind my host number and the port number to it. I then accept a connection and address. <text:s/>While the server has a connection, it will await data from the client. If no data was received it will exit and close the server. If data is is received, I utilize a subprocess that will pipe the data received to the terminal. This will allow available commands that are sent to the client to be run in the terminal. <text:span text:style-name="T1">On the client script, I create a socket that will also use the port 12628 so that it ca connect to the server. The client will then accept an input from the user, and as long as the input is not the letter ‘q’ the client will continue to receive commands and send them to the client. The connection will close if the closing character ‘q’ is entered by the user. The entered command will run in the terminal and display its results on both the server and the client, however it can run exclusively on either. The program is designed as a top level python script. Top-level as in, it is structured and run without the uses of functions. </text:span></text:p>
      <text:p text:style-name="P2"><text:tab/><text:span text:style-name="T2">Server:</text:span></text:p>
      <text:p text:style-name="P3"><text:span text:style-name="T2">import sys, socket</text:span></text:p>
      <text:p text:style-name="P3"><text:span text:style-name="T2">import subprocess</text:span></text:p>
      <text:p text:style-name="P4">#socket.setdefaulttimeout(30)</text:p>
      <text:p text:style-name="P4">host = ''</text:p>
      <text:p text:style-name="P4">port = 12628</text:p>
      <text:p text:style-name="P4">s = socket.socket()</text:p>
      <text:p text:style-name="P4"/>
      <text:p text:style-name="P4">s.bind((host, port))</text:p>
      <text:p text:style-name="P4">print("Server started on port: %s"%port)</text:p>
      <text:p text:style-name="P4"/>
      <text:p text:style-name="P4">s.listen(5)</text:p>
      <text:p text:style-name="P4">print("Now listening...\n")</text:p>
      <text:p text:style-name="P4"><text:soft-page-break/>#conn = client socket</text:p>
      <text:p text:style-name="P4">conn, addr = s.accept()</text:p>
      <text:p text:style-name="P4">print ("New connection from %s:%d" % (addr[0], addr[1]))</text:p>
      <text:p text:style-name="P4">while True:</text:p>
      <text:p text:style-name="P4"><text:tab/>data = conn.recv(1024)</text:p>
      <text:p text:style-name="P4"><text:tab/>if not data:</text:p>
      <text:p text:style-name="P4"><text:tab/><text:tab/>break</text:p>
      <text:p text:style-name="P4"/>
      <text:p text:style-name="P4"><text:tab/>else:</text:p>
      <text:p text:style-name="P4"><text:s text:c="6"/># PAY ATTENTION HERE</text:p>
      <text:p text:style-name="P4"><text:tab/><text:tab/>op = subprocess.Popen(data, shell=True, stderr=subprocess.PIPE, stdout=subprocess.PIPE)</text:p>
      <text:p text:style-name="P4"><text:tab/><text:tab/>output=str(op.stdout.read())</text:p>
      <text:p text:style-name="P4"><text:tab/><text:tab/>#send back to client for output</text:p>
      <text:p text:style-name="P4"><text:tab/><text:tab/>print(output)</text:p>
      <text:p text:style-name="P4"><text:tab/><text:tab/>conn.send(output)</text:p>
      <text:p text:style-name="P4">conn.close()</text:p>
      <text:p text:style-name="P4"/>
      <text:p text:style-name="P4"><text:tab/>Client: </text:p>
      <text:p text:style-name="P4">import sys</text:p>
      <text:p text:style-name="P4">import socket</text:p>
      <text:p text:style-name="P4"/>
      <text:p text:style-name="P4">conn = socket.socket()</text:p>
      <text:p text:style-name="P4">conn.connect(('localhost', 12628))</text:p>
      <text:p text:style-name="P4">cmd = raw_input("Enter a command: ")</text:p>
      <text:p text:style-name="P4"/>
      <text:p text:style-name="P4">while cmd != 'q':</text:p>
      <text:p text:style-name="P4"><text:s text:c="4"/>conn.send(cmd)</text:p>
      <text:p text:style-name="P4"><text:s text:c="4"/>data = conn.recv(1024)</text:p>
      <text:p text:style-name="P4"><text:s text:c="4"/>print(str(data))</text:p>
      <text:p text:style-name="P4"><text:s text:c="4"/>cmd = raw_input("Enter a command: ")</text:p>
      <text:p text:style-name="P4"/>
      <text:p text:style-name="P4">conn.clos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9:24:29.017360789</meta:creation-date>
    <dc:date>2017-02-18T19:54:06.480055648</dc:date>
    <meta:editing-duration>PT9M16S</meta:editing-duration>
    <meta:editing-cycles>1</meta:editing-cycles>
    <meta:document-statistic meta:table-count="0" meta:image-count="0" meta:object-count="0" meta:page-count="2" meta:paragraph-count="43" meta:word-count="343" meta:character-count="2119" meta:non-whitespace-character-count="1776"/>
    <meta:generator>LibreOffice/5.1.4.2$Linux_X86_64 LibreOffice_project/10m0$Build-2</meta:generator>
  </office:meta>
</office:document-meta>
</file>